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solid" draw:fill-color="#ffffff" draw:textarea-horizontal-align="center" draw:textarea-vertical-align="middle" fo:min-height="5.25cm" draw:shadow="hidden"/>
    </style:style>
    <style:style style:name="gr2" style:family="graphic" style:parent-style-name="standard">
      <style:graphic-properties draw:stroke="none" draw:fill-color="#ffffff" draw:textarea-horizontal-align="center" draw:textarea-vertical-align="middle" draw:auto-grow-height="false" fo:min-height="12.251cm" fo:min-width="12.001cm" draw:shadow="hidden"/>
    </style:style>
    <style:style style:name="gr3" style:family="graphic" style:parent-style-name="standard">
      <style:graphic-properties draw:stroke="none" svg:stroke-color="#000000" draw:fill="none" draw:fill-color="#ffffff" fo:min-height="2.249cm"/>
    </style:style>
    <style:style style:name="gr4" style:family="graphic" style:parent-style-name="standard">
      <style:graphic-properties draw:stroke="none" svg:stroke-color="#000000" draw:fill="none" draw:fill-color="#ffffff" fo:min-height="1.347cm"/>
    </style:style>
    <style:style style:name="P1" style:family="paragraph">
      <loext:graphic-properties draw:fill="solid" draw:fill-color="#ffffff"/>
      <style:paragraph-properties fo:text-align="center"/>
      <style:text-properties fo:color="#000000" fo:font-size="50pt" style:font-size-asian="50pt" style:font-size-complex="50pt"/>
    </style:style>
    <style:style style:name="P2" style:family="paragraph">
      <loext:graphic-properties draw:fill-color="#ffffff"/>
      <style:paragraph-properties fo:text-align="center"/>
    </style:style>
    <style:style style:name="P3" style:family="paragraph">
      <style:text-properties fo:color="#ffffff" style:font-name="Ubuntu" fo:font-size="95pt" fo:font-weight="normal" style:font-size-asian="95pt" style:font-weight-asian="normal" style:font-size-complex="95pt" style:font-weight-complex="normal"/>
    </style:style>
    <style:style style:name="P4" style:family="paragraph">
      <loext:graphic-properties draw:fill="none" draw:fill-color="#ffffff"/>
      <style:text-properties fo:color="#ffffff" style:font-name="Ubuntu" fo:font-size="95pt" fo:font-weight="normal" style:font-size-asian="95pt" style:font-weight-asian="normal" style:font-size-complex="95pt" style:font-weight-complex="normal"/>
    </style:style>
    <style:style style:name="P5" style:family="paragraph">
      <style:paragraph-properties fo:text-align="justify"/>
      <style:text-properties fo:color="#ffffff" style:font-name="Ubuntu" fo:font-size="95pt" fo:font-weight="normal" style:font-size-asian="95pt" style:font-weight-asian="normal" style:font-size-complex="95pt" style:font-weight-complex="normal"/>
    </style:style>
    <style:style style:name="P6" style:family="paragraph">
      <loext:graphic-properties draw:fill="none" draw:fill-color="#ffffff"/>
      <style:paragraph-properties fo:text-align="justify"/>
      <style:text-properties fo:color="#ffffff" style:font-name="Ubuntu" fo:font-size="95pt" fo:font-weight="normal" style:font-size-asian="95pt" style:font-weight-asian="normal" style:font-size-complex="95pt" style:font-weight-complex="normal"/>
    </style:style>
    <style:style style:name="P7" style:family="paragraph">
      <style:text-properties style:font-name="Ubuntu" fo:font-size="16pt" style:font-size-asian="16pt" style:font-size-complex="16pt"/>
    </style:style>
    <style:style style:name="P8" style:family="paragraph">
      <loext:graphic-properties draw:fill="none" draw:fill-color="#ffffff"/>
      <style:text-properties style:font-name="Ubuntu" fo:font-size="16pt" style:font-size-asian="16pt" style:font-size-complex="16pt"/>
    </style:style>
    <style:style style:name="T1" style:family="text">
      <style:text-properties fo:color="#ffffff" style:font-name="Ubuntu" fo:font-size="95pt" fo:font-weight="normal" style:font-size-asian="95pt" style:font-weight-asian="normal" style:font-size-complex="95pt" style:font-weight-complex="normal"/>
    </style:style>
    <style:style style:name="T2" style:family="text">
      <style:text-properties style:font-name="Ubuntu"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0.75cm" svg:height="0.819cm" svg:x="3.524cm" svg:y="2.16cm" svg:viewBox="0 0 751 820" svg:d="M390 343c-36 0-71-6-104-19-34-12-59-29-77-50-17-21-26-45-26-70 0-33 9-64 27-94s44-55 78-77 63-33 86-33c12 0 18 5 18 15s-6 22-19 37c-13 14-19 27-19 36 0 10 3 17 8 22 5 6 12 9 21 12 8 3 22 5 40 6 34 2 59 6 74 13 16 7 29 18 39 32 10 15 15 32 16 52 0 21-7 41-19 60-13 18-31 32-56 43-24 10-53 15-87 15zM98 385c0-28 6-53 19-77 13-23 26-35 40-35 10 0 15 6 16 17 1 19 11 37 31 52 19 16 46 29 79 38s66 14 99 14c44 0 83-9 118-27 35-19 63-45 83-78 4-6 8-9 14-9 13 0 24 10 33 30s13 43 13 69c0 59-26 105-77 139s-118 51-200 51c-78 0-142-16-192-50-51-33-76-77-76-134zM751 563c0 49-15 94-47 132-32 39-77 69-137 91-59 23-124 34-195 34-33 0-74-4-123-12-49-9-91-22-127-39-35-18-65-44-88-78s-34-71-34-109c0-31 7-58 21-83 14-24 29-36 44-36 7 0 14 6 19 17 11 29 32 53 63 73 30 20 64 35 102 44 37 9 78 14 122 14 78 0 143-13 195-40 51-27 85-65 102-115 1-4 4-9 6-14s6-7 12-7c12 0 26 12 42 38 16 25 23 55 23 90z">
          <text:p/>
        </draw:path>
        <draw:polygon draw:style-name="gr2" draw:text-style-name="P2" draw:layer="layout" svg:width="1.714cm" svg:height="1.714cm" draw:transform="rotate (1.68511539280053) translate (3.14221011075268cm 3.56434205200679cm)" svg:viewBox="0 0 1715 1715" draw:points="1383,1222 1391,1209 1400,1195 1408,1182 1416,1168 1423,1155 1431,1141 1437,1126 1444,1112 1450,1097 1456,1083 1461,1068 1466,1053 1470,1038 1475,1023 1479,1007 1482,992 1485,977 1488,961 1491,945 1492,930 1494,914 1495,898 1496,883 1497,867 1497,851 1496,835 1496,820 1494,804 1493,788 1491,773 1489,757 1486,742 1483,726 1479,711 1476,695 1472,680 1467,665 1462,650 1457,635 1451,621 1445,606 1439,592 1432,577 1425,563 1417,550 1409,536 1401,522 1393,509 1384,496 1375,483 1366,470 1356,458 1346,446 1336,434 1325,422 1314,411 1303,399 1291,389 1280,378 1268,368 1256,358 1243,348 1231,339 1218,330 1204,321 1191,313 1178,305 1164,297 1150,290 1136,283 1122,276 1107,270 1093,264 1078,258 1063,253 1048,248 1033,243 1018,239 1002,235 987,232 972,229 956,226 940,224 925,222 909,221 893,220 878,219 862,219 846,219 830,219 815,220 799,222 783,223 768,225 752,228 737,230 721,233 706,237 690,241 675,245 660,250 645,255 630,260 616,266 601,272 587,279 573,286 559,293 545,300 531,308 518,317 504,325 491,334 479,343 466,353 454,362 442,373 430,383 418,394 407,405 396,416 385,427 375,439 365,451 355,464 345,476 336,489 327,502 318,515 310,528 302,542 294,556 287,570 280,584 274,598 267,613 262,627 256,642 251,657 246,672 242,687 238,703 234,718 231,733 228,749 226,764 223,780 222,796 221,811 219,827 219,843 219,859 219,874 219,890 220,906 222,921 224,937 226,953 228,968 231,984 235,999 238,1015 242,1030 247,1045 252,1060 257,1075 262,1089 268,1104 275,1119 281,1133 288,1147 295,1161 303,1175 311,1188 319,1202 328,1215 337,1228 346,1241 356,1253 366,1265 376,1277 387,1289 397,1301 408,1312 420,1323 431,1334 443,1344 455,1354 468,1364 480,1373 493,1382 506,1391 520,1399 533,1408 547,1416 560,1423 574,1430 589,1437 603,1444 618,1450 632,1455 647,1461 662,1466 677,1470 692,1475 708,1479 723,1482 738,1485 754,1488 770,1491 785,1492 801,1494 816,1495 832,1496 848,1496 864,1497 880,1496 895,1496 911,1494 926,1493 942,1491 958,1489 973,1486 989,1483 1004,1479 1020,1476 1035,1472 1050,1467 1065,1462 1079,1457 1094,1451 1109,1445 1195,1646 1175,1654 1156,1662 1136,1669 1116,1675 1095,1682 1075,1687 1054,1692 1034,1697 1013,1701 992,1704 971,1708 950,1710 929,1712 908,1714 887,1715 866,1715 845,1715 823,1714 802,1713 781,1712 760,1710 739,1707 718,1704 698,1700 677,1696 656,1691 636,1686 615,1680 595,1674 575,1667 555,1660 535,1652 516,1644 497,1636 478,1626 459,1617 440,1607 422,1596 404,1585 386,1574 368,1562 351,1550 334,1537 317,1524 301,1510 285,1496 270,1482 255,1467 240,1452 225,1437 211,1421 197,1405 184,1389 171,1372 159,1355 147,1337 135,1320 124,1302 113,1283 103,1265 93,1246 84,1227 75,1208 66,1189 59,1169 51,1149 44,1129 38,1109 32,1089 26,1068 21,1048 17,1027 13,1006 9,985 7,964 4,943 2,922 1,901 0,880 0,859 0,838 1,816 2,795 4,775 6,753 9,733 12,711 16,691 21,670 26,650 31,629 37,609 43,589 50,569 58,548 65,529 74,510 83,490 92,471 102,452 112,434 123,416 134,398 145,380 157,363 170,345 182,329 196,312 209,296 224,280 238,265 253,250 268,235 283,221 299,206 316,193 332,180 349,167 366,155 384,143 402,131 420,120 438,110 456,100 475,90 494,81 513,72 533,64 553,56 573,49 593,42 613,36 633,30 653,25 674,20 695,16 716,12 737,9 758,6 779,4 800,2 821,1 842,0 863,0 884,1 906,1 927,3 948,5 969,7 990,10 1011,14 1031,18 1052,22 1073,27 1093,33 1113,39 1133,45 1153,53 1173,60 1193,68 1212,77 1231,86 1250,95 1269,105 1287,115 1305,126 1323,138 1341,149 1358,161 1375,174 1392,187 1408,200 1424,214 1440,228 1456,243 1470,258 1485,273 1499,289 1513,304 1526,321 1540,337 1552,355 1564,372 1576,389 1587,407 1598,425 1609,444 1619,463 1628,481 1637,500 1646,520 1654,540 1662,559 1669,579 1675,599 1682,619 1687,640 1692,660 1697,681 1701,701 1704,723 1708,743 1710,765 1712,785 1714,806 1715,828 1715,849 1715,870 1714,891 1713,913 1712,933 1710,954 1707,976 1704,996 1700,1017 1696,1038 1691,1059 1686,1079 1680,1100 1674,1120 1667,1140 1660,1160 1653,1179 1644,1199 1636,1218 1627,1237 1617,1256 1607,1275 1596,1293 1585,1311 1574,1329 1562,1347 1715,1372 1288,1550 1303,1098">
          <text:p/>
        </draw:polygon>
        <draw:frame draw:style-name="gr3" draw:text-style-name="P4" draw:layer="layout" svg:width="4.5cm" svg:height="4.01cm" svg:x="-0.109cm" svg:y="0.169cm">
          <draw:text-box>
            <text:p text:style-name="P3"><text:span text:style-name="T1">el</text:span></text:p>
          </draw:text-box>
        </draw:frame>
        <draw:path draw:style-name="gr1" draw:text-style-name="P1" draw:layer="layout" svg:width="0.75cm" svg:height="0.819cm" svg:x="5.487cm" svg:y="2.16cm" svg:viewBox="0 0 751 820" svg:d="M390 343c-36 0-71-6-104-19-34-12-59-29-77-50-17-21-26-45-26-70 0-33 9-64 27-94s44-55 78-77 63-33 86-33c12 0 18 5 18 15s-6 22-19 37c-13 14-19 27-19 36 0 10 3 17 8 22 5 6 12 9 21 12 8 3 22 5 40 6 34 2 59 6 74 13 16 7 29 18 39 32 10 15 15 32 16 52 0 21-7 41-19 60-13 18-31 32-56 43-24 10-53 15-87 15zM98 385c0-28 6-53 19-77 13-23 26-35 40-35 10 0 15 6 16 17 1 19 11 37 31 52 19 16 46 29 79 38s66 14 99 14c44 0 83-9 118-27 35-19 63-45 83-78 4-6 8-9 14-9 13 0 24 10 33 30s13 43 13 69c0 59-26 105-77 139s-118 51-200 51c-78 0-142-16-192-50-51-33-76-77-76-134zM751 563c0 49-15 94-47 132-32 39-77 69-137 91-59 23-124 34-195 34-33 0-74-4-123-12-49-9-91-22-127-39-35-18-65-44-88-78s-34-71-34-109c0-31 7-58 21-83 14-24 29-36 44-36 7 0 14 6 19 17 11 29 32 53 63 73 30 20 64 35 102 44 37 9 78 14 122 14 78 0 143-13 195-40 51-27 85-65 102-115 1-4 4-9 6-14s6-7 12-7c12 0 26 12 42 38 16 25 23 55 23 90z">
          <text:p/>
        </draw:path>
        <draw:polygon draw:style-name="gr2" draw:text-style-name="P2" draw:layer="layout" svg:width="1.714cm" svg:height="1.714cm" draw:transform="rotate (1.68511539280053) translate (5.10521011075268cm 3.56434205200679cm)" svg:viewBox="0 0 1715 1715" draw:points="1383,1222 1391,1209 1400,1195 1408,1182 1416,1168 1423,1155 1431,1141 1437,1126 1444,1112 1450,1097 1456,1083 1461,1068 1466,1053 1470,1038 1475,1023 1479,1007 1482,992 1485,977 1488,961 1491,945 1492,930 1494,914 1495,898 1496,883 1497,867 1497,851 1496,835 1496,820 1494,804 1493,788 1491,773 1489,757 1486,742 1483,726 1479,711 1476,695 1472,680 1467,665 1462,650 1457,635 1451,621 1445,606 1439,592 1432,577 1425,563 1417,550 1409,536 1401,522 1393,509 1384,496 1375,483 1366,470 1356,458 1346,446 1336,434 1325,422 1314,411 1303,399 1291,389 1280,378 1268,368 1256,358 1243,348 1231,339 1218,330 1204,321 1191,313 1178,305 1164,297 1150,290 1136,283 1122,276 1107,270 1093,264 1078,258 1063,253 1048,248 1033,243 1018,239 1002,235 987,232 972,229 956,226 940,224 925,222 909,221 893,220 878,219 862,219 846,219 830,219 815,220 799,222 783,223 768,225 752,228 737,230 721,233 706,237 690,241 675,245 660,250 645,255 630,260 616,266 601,272 587,279 573,286 559,293 545,300 531,308 518,317 504,325 491,334 479,343 466,353 454,362 442,373 430,383 418,394 407,405 396,416 385,427 375,439 365,451 355,464 345,476 336,489 327,502 318,515 310,528 302,542 294,556 287,570 280,584 274,598 267,613 262,627 256,642 251,657 246,672 242,687 238,703 234,718 231,733 228,749 226,764 223,780 222,796 221,811 219,827 219,843 219,859 219,874 219,890 220,906 222,921 224,937 226,953 228,968 231,984 235,999 238,1015 242,1030 247,1045 252,1060 257,1075 262,1089 268,1104 275,1119 281,1133 288,1147 295,1161 303,1175 311,1188 319,1202 328,1215 337,1228 346,1241 356,1253 366,1265 376,1277 387,1289 397,1301 408,1312 420,1323 431,1334 443,1344 455,1354 468,1364 480,1373 493,1382 506,1391 520,1399 533,1408 547,1416 560,1423 574,1430 589,1437 603,1444 618,1450 632,1455 647,1461 662,1466 677,1470 692,1475 708,1479 723,1482 738,1485 754,1488 770,1491 785,1492 801,1494 816,1495 832,1496 848,1496 864,1497 880,1496 895,1496 911,1494 926,1493 942,1491 958,1489 973,1486 989,1483 1004,1479 1020,1476 1035,1472 1050,1467 1065,1462 1079,1457 1094,1451 1109,1445 1195,1646 1175,1654 1156,1662 1136,1669 1116,1675 1095,1682 1075,1687 1054,1692 1034,1697 1013,1701 992,1704 971,1708 950,1710 929,1712 908,1714 887,1715 866,1715 845,1715 823,1714 802,1713 781,1712 760,1710 739,1707 718,1704 698,1700 677,1696 656,1691 636,1686 615,1680 595,1674 575,1667 555,1660 535,1652 516,1644 497,1636 478,1626 459,1617 440,1607 422,1596 404,1585 386,1574 368,1562 351,1550 334,1537 317,1524 301,1510 285,1496 270,1482 255,1467 240,1452 225,1437 211,1421 197,1405 184,1389 171,1372 159,1355 147,1337 135,1320 124,1302 113,1283 103,1265 93,1246 84,1227 75,1208 66,1189 59,1169 51,1149 44,1129 38,1109 32,1089 26,1068 21,1048 17,1027 13,1006 9,985 7,964 4,943 2,922 1,901 0,880 0,859 0,838 1,816 2,795 4,775 6,753 9,733 12,711 16,691 21,670 26,650 31,629 37,609 43,589 50,569 58,548 65,529 74,510 83,490 92,471 102,452 112,434 123,416 134,398 145,380 157,363 170,345 182,329 196,312 209,296 224,280 238,265 253,250 268,235 283,221 299,206 316,193 332,180 349,167 366,155 384,143 402,131 420,120 438,110 456,100 475,90 494,81 513,72 533,64 553,56 573,49 593,42 613,36 633,30 653,25 674,20 695,16 716,12 737,9 758,6 779,4 800,2 821,1 842,0 863,0 884,1 906,1 927,3 948,5 969,7 990,10 1011,14 1031,18 1052,22 1073,27 1093,33 1113,39 1133,45 1153,53 1173,60 1193,68 1212,77 1231,86 1250,95 1269,105 1287,115 1305,126 1323,138 1341,149 1358,161 1375,174 1392,187 1408,200 1424,214 1440,228 1456,243 1470,258 1485,273 1499,289 1513,304 1526,321 1540,337 1552,355 1564,372 1576,389 1587,407 1598,425 1609,444 1619,463 1628,481 1637,500 1646,520 1654,540 1662,559 1669,579 1675,599 1682,619 1687,640 1692,660 1697,681 1701,701 1704,723 1708,743 1710,765 1712,785 1714,806 1715,828 1715,849 1715,870 1714,891 1713,913 1712,933 1710,954 1707,976 1704,996 1700,1017 1696,1038 1691,1059 1686,1079 1680,1100 1674,1120 1667,1140 1660,1160 1653,1179 1644,1199 1636,1218 1627,1237 1617,1256 1607,1275 1596,1293 1585,1311 1574,1329 1562,1347 1715,1372 1288,1550 1303,1098">
          <text:p/>
        </draw:polygon>
        <draw:frame draw:style-name="gr3" draw:text-style-name="P6" draw:layer="layout" svg:width="4.5cm" svg:height="4.01cm" svg:x="6.62cm" svg:y="0.193cm">
          <draw:text-box>
            <text:p text:style-name="P5"><text:span text:style-name="T1">p</text:span></text:p>
          </draw:text-box>
        </draw:frame>
        <draw:frame draw:style-name="gr4" draw:text-style-name="P8" draw:layer="layout" svg:width="10.055cm" svg:height="1.597cm" svg:x="-0.123cm" svg:y="4.207cm">
          <draw:text-box>
            <text:p text:style-name="P7"><text:span text:style-name="T2">01/12/2016 – Stuttgart - eloop.org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9cm" fo:page-height="5cm" style:print-orientation="portrait"/>
    </style:page-layout>
    <style:style style:name="Mdp1" style:family="drawing-page">
      <style:drawing-page-properties draw:background-size="border" draw:fill="solid"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Wieczorek</meta:initial-creator>
    <meta:creation-date>2016-05-18T14:07:28.492964838</meta:creation-date>
    <dc:date>2016-05-18T14:23:28.522263043</dc:date>
    <dc:creator>Stefan Wieczorek</dc:creator>
    <meta:editing-duration>PT6S</meta:editing-duration>
    <meta:editing-cycles>1</meta:editing-cycles>
    <meta:document-statistic meta:object-count="7"/>
    <meta:generator>LibreOffice/4.4.7.2$Linux_X86_64 LibreOffice_project/40$Build-2</meta:generator>
  </office:meta>
</office:document-meta>
</file>